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9.539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4.8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row table:style-name="ro1">
          <table:table-cell office:value-type="string" calcext:value-type="string">
            <text:p>ED_ID,N,10,0</text:p>
          </table:table-cell>
          <table:table-cell office:value-type="string" calcext:value-type="string">
            <text:p>ENGLISH_NA,C,64</text:p>
          </table:table-cell>
          <table:table-cell office:value-type="string" calcext:value-type="string">
            <text:p>FRENCH_NAM,C,64</text:p>
          </table:table-cell>
          <table:table-cell office:value-type="string" calcext:value-type="string">
            <text:p>Shape_Leng,N,19,11</text:p>
          </table:table-cell>
          <table:table-cell office:value-type="string" calcext:value-type="string">
            <text:p>Shape_Area,N,19,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mpton Centre</text:p>
          </table:table-cell>
          <table:table-cell office:value-type="string" calcext:value-type="string">
            <text:p>Brampton-Centre</text:p>
          </table:table-cell>
          <table:table-cell office:value-type="float" office:value="32761.9726213" calcext:value-type="float">
            <text:p>32761.97262130000</text:p>
          </table:table-cell>
          <table:table-cell office:value-type="float" office:value="44441185.871" calcext:value-type="float">
            <text:p>44441185.8710000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ScarboroughÔÇöRouge Park</text:p>
          </table:table-cell>
          <table:table-cell office:value-type="float" office:value="36379.2796167" calcext:value-type="float">
            <text:p>36379.27961670000</text:p>
          </table:table-cell>
          <table:table-cell office:value-type="float" office:value="55001755.4136" calcext:value-type="float">
            <text:p>55001755.41360000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carborough North</text:p>
          </table:table-cell>
          <table:table-cell office:value-type="string" calcext:value-type="string">
            <text:p>Scarborough-Nord</text:p>
          </table:table-cell>
          <table:table-cell office:value-type="float" office:value="24006.9085473" calcext:value-type="float">
            <text:p>24006.90854730000</text:p>
          </table:table-cell>
          <table:table-cell office:value-type="float" office:value="30502698.1924" calcext:value-type="float">
            <text:p>30502698.1924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jax</text:p>
          </table:table-cell>
          <table:table-cell office:value-type="float" office:value="37083.3748698" calcext:value-type="float">
            <text:p>37083.37486980000</text:p>
          </table:table-cell>
          <table:table-cell office:value-type="float" office:value="67985517.5576" calcext:value-type="float">
            <text:p>67985517.5576000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SarniaÔÇöLambton</text:p>
          </table:table-cell>
          <table:table-cell office:value-type="float" office:value="186023.027034" calcext:value-type="float">
            <text:p>186023.02703400000</text:p>
          </table:table-cell>
          <table:table-cell office:value-type="float" office:value="1755222117.61" calcext:value-type="float">
            <text:p>1755222117.61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achesÔÇöEast York</text:p>
          </table:table-cell>
          <table:table-cell office:value-type="float" office:value="20713.8649923" calcext:value-type="float">
            <text:p>20713.86499230000</text:p>
          </table:table-cell>
          <table:table-cell office:value-type="float" office:value="18736714.1255" calcext:value-type="float">
            <text:p>18736714.1255000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MississaugaÔÇöMalton</text:p>
          </table:table-cell>
          <table:table-cell office:value-type="float" office:value="48026.6873706" calcext:value-type="float">
            <text:p>48026.68737060000</text:p>
          </table:table-cell>
          <table:table-cell office:value-type="float" office:value="96485153.3685" calcext:value-type="float">
            <text:p>96485153.3685000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ttawa South</text:p>
          </table:table-cell>
          <table:table-cell office:value-type="string" calcext:value-type="string">
            <text:p>Ottawa-Sud</text:p>
          </table:table-cell>
          <table:table-cell office:value-type="float" office:value="41425.6604231" calcext:value-type="float">
            <text:p>41425.66042310000</text:p>
          </table:table-cell>
          <table:table-cell office:value-type="float" office:value="73211563.2048" calcext:value-type="float">
            <text:p>73211563.20480000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HaldimandÔÇöNorfolk</text:p>
          </table:table-cell>
          <table:table-cell office:value-type="float" office:value="352760.598574" calcext:value-type="float">
            <text:p>352760.59857400000</text:p>
          </table:table-cell>
          <table:table-cell office:value-type="float" office:value="4337368162.44" calcext:value-type="float">
            <text:p>4337368162.4400000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Thunder BayÔÇöAtikokan</text:p>
          </table:table-cell>
          <table:table-cell office:value-type="float" office:value="1004130.96367" calcext:value-type="float">
            <text:p>1004130.96367000000</text:p>
          </table:table-cell>
          <table:table-cell office:value-type="float" office:value="25653337355.5" calcext:value-type="float">
            <text:p>25653337355.50000000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ondon North Centre</text:p>
          </table:table-cell>
          <table:table-cell office:value-type="string" calcext:value-type="string">
            <text:p>London-Centre-Nord</text:p>
          </table:table-cell>
          <table:table-cell office:value-type="float" office:value="34416.0894355" calcext:value-type="float">
            <text:p>34416.08943550000</text:p>
          </table:table-cell>
          <table:table-cell office:value-type="float" office:value="59871641.5448" calcext:value-type="float">
            <text:p>59871641.5448000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ScarboroughÔÇöAgincourt</text:p>
          </table:table-cell>
          <table:table-cell office:value-type="float" office:value="18766.5788962" calcext:value-type="float">
            <text:p>18766.57889620000</text:p>
          </table:table-cell>
          <table:table-cell office:value-type="float" office:value="21447866.7669" calcext:value-type="float">
            <text:p>21447866.7669000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MarkhamÔÇöUnionville</text:p>
          </table:table-cell>
          <table:table-cell office:value-type="float" office:value="38190.677179" calcext:value-type="float">
            <text:p>38190.67717900000</text:p>
          </table:table-cell>
          <table:table-cell office:value-type="float" office:value="84119206.3274" calcext:value-type="float">
            <text:p>84119206.3274000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LondonÔÇöFanshawe</text:p>
          </table:table-cell>
          <table:table-cell office:value-type="float" office:value="61102.1660234" calcext:value-type="float">
            <text:p>61102.16602340000</text:p>
          </table:table-cell>
          <table:table-cell office:value-type="float" office:value="117856103.864" calcext:value-type="float">
            <text:p>117856103.86400000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StormontÔÇöDundasÔÇöSouth Glengarry</text:p>
          </table:table-cell>
          <table:table-cell office:value-type="float" office:value="289872.475185" calcext:value-type="float">
            <text:p>289872.47518500000</text:p>
          </table:table-cell>
          <table:table-cell office:value-type="float" office:value="2812037558.5" calcext:value-type="float">
            <text:p>2812037558.50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ampton West</text:p>
          </table:table-cell>
          <table:table-cell office:value-type="string" calcext:value-type="string">
            <text:p>Brampton-Ouest</text:p>
          </table:table-cell>
          <table:table-cell office:value-type="float" office:value="31968.8439494" calcext:value-type="float">
            <text:p>31968.84394940000</text:p>
          </table:table-cell>
          <table:table-cell office:value-type="float" office:value="58264755.0998" calcext:value-type="float">
            <text:p>58264755.099800000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Waterloo</text:p>
          </table:table-cell>
          <table:table-cell office:value-type="float" office:value="52363.6932469" calcext:value-type="float">
            <text:p>52363.69324690000</text:p>
          </table:table-cell>
          <table:table-cell office:value-type="float" office:value="74557327.808" calcext:value-type="float">
            <text:p>74557327.8080000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n Valley North</text:p>
          </table:table-cell>
          <table:table-cell office:value-type="string" calcext:value-type="string">
            <text:p>Don Valley-Nord</text:p>
          </table:table-cell>
          <table:table-cell office:value-type="float" office:value="20166.6867815" calcext:value-type="float">
            <text:p>20166.68678150000</text:p>
          </table:table-cell>
          <table:table-cell office:value-type="float" office:value="24486526.81" calcext:value-type="float">
            <text:p>24486526.8100000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tobicoke Centre</text:p>
          </table:table-cell>
          <table:table-cell office:value-type="string" calcext:value-type="string">
            <text:p>Etobicoke-Centre</text:p>
          </table:table-cell>
          <table:table-cell office:value-type="float" office:value="32888.4959435" calcext:value-type="float">
            <text:p>32888.49594350000</text:p>
          </table:table-cell>
          <table:table-cell office:value-type="float" office:value="37470790.3978" calcext:value-type="float">
            <text:p>37470790.39780000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RenfrewÔÇöNipissingÔÇöPembroke</text:p>
          </table:table-cell>
          <table:table-cell office:value-type="float" office:value="624007.839326" calcext:value-type="float">
            <text:p>624007.83932600000</text:p>
          </table:table-cell>
          <table:table-cell office:value-type="float" office:value="12383833162.4" calcext:value-type="float">
            <text:p>12383833162.40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arrieÔÇöInnisfil</text:p>
          </table:table-cell>
          <table:table-cell office:value-type="float" office:value="83898.3829182" calcext:value-type="float">
            <text:p>83898.38291820000</text:p>
          </table:table-cell>
          <table:table-cell office:value-type="float" office:value="381806027.386" calcext:value-type="float">
            <text:p>381806027.3860000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ississauga EastÔÇöCooksville</text:p>
          </table:table-cell>
          <table:table-cell office:value-type="string" calcext:value-type="string">
            <text:p>Mississauga-EstÔÇöCooksville</text:p>
          </table:table-cell>
          <table:table-cell office:value-type="float" office:value="28253.6006907" calcext:value-type="float">
            <text:p>28253.60069070000</text:p>
          </table:table-cell>
          <table:table-cell office:value-type="float" office:value="32227577.526" calcext:value-type="float">
            <text:p>32227577.5260000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St. Catharines</text:p>
          </table:table-cell>
          <table:table-cell office:value-type="float" office:value="41128.1138655" calcext:value-type="float">
            <text:p>41128.11386550000</text:p>
          </table:table-cell>
          <table:table-cell office:value-type="float" office:value="84398195.7836" calcext:value-type="float">
            <text:p>84398195.78360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Carleton</text:p>
          </table:table-cell>
          <table:table-cell office:value-type="float" office:value="202228.44599" calcext:value-type="float">
            <text:p>202228.44599000000</text:p>
          </table:table-cell>
          <table:table-cell office:value-type="float" office:value="1186910336.04" calcext:value-type="float">
            <text:p>1186910336.0400000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iagara West</text:p>
          </table:table-cell>
          <table:table-cell office:value-type="string" calcext:value-type="string">
            <text:p>Niagara-Ouest</text:p>
          </table:table-cell>
          <table:table-cell office:value-type="float" office:value="166636.284186" calcext:value-type="float">
            <text:p>166636.28418600000</text:p>
          </table:table-cell>
          <table:table-cell office:value-type="float" office:value="1122096236.69" calcext:value-type="float">
            <text:p>1122096236.6900000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amilton WestÔÇöAncasterÔÇöDundas</text:p>
          </table:table-cell>
          <table:table-cell office:value-type="string" calcext:value-type="string">
            <text:p>Hamilton-OuestÔÇöAncasterÔÇöDundas</text:p>
          </table:table-cell>
          <table:table-cell office:value-type="float" office:value="56643.4912047" calcext:value-type="float">
            <text:p>56643.49120470000</text:p>
          </table:table-cell>
          <table:table-cell office:value-type="float" office:value="104540824.805" calcext:value-type="float">
            <text:p>104540824.805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uroraÔÇöOak RidgesÔÇöRichmond Hill</text:p>
          </table:table-cell>
          <table:table-cell office:value-type="float" office:value="43125.7629646" calcext:value-type="float">
            <text:p>43125.76296460000</text:p>
          </table:table-cell>
          <table:table-cell office:value-type="float" office:value="96150512.789" calcext:value-type="float">
            <text:p>96150512.7890000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ississauga Centre</text:p>
          </table:table-cell>
          <table:table-cell office:value-type="string" calcext:value-type="string">
            <text:p>Mississauga-Centre</text:p>
          </table:table-cell>
          <table:table-cell office:value-type="float" office:value="24790.9808461" calcext:value-type="float">
            <text:p>24790.98084610000</text:p>
          </table:table-cell>
          <table:table-cell office:value-type="float" office:value="23246594.49" calcext:value-type="float">
            <text:p>23246594.4900000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MississaugaÔÇöLakeshore</text:p>
          </table:table-cell>
          <table:table-cell office:value-type="float" office:value="41498.637919" calcext:value-type="float">
            <text:p>41498.63791900000</text:p>
          </table:table-cell>
          <table:table-cell office:value-type="float" office:value="87927866.1257" calcext:value-type="float">
            <text:p>87927866.1257000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KanataÔÇöCarleton</text:p>
          </table:table-cell>
          <table:table-cell office:value-type="float" office:value="134367.411548" calcext:value-type="float">
            <text:p>134367.41154800000</text:p>
          </table:table-cell>
          <table:table-cell office:value-type="float" office:value="805788880.966" calcext:value-type="float">
            <text:p>805788880.96600000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York Centre</text:p>
          </table:table-cell>
          <table:table-cell office:value-type="string" calcext:value-type="string">
            <text:p>York-Centre</text:p>
          </table:table-cell>
          <table:table-cell office:value-type="float" office:value="29716.2328619" calcext:value-type="float">
            <text:p>29716.23286190000</text:p>
          </table:table-cell>
          <table:table-cell office:value-type="float" office:value="35426742.2438" calcext:value-type="float">
            <text:p>35426742.2438000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rthumberlandÔÇöPeterborough South</text:p>
          </table:table-cell>
          <table:table-cell office:value-type="string" calcext:value-type="string">
            <text:p>NorthumberlandÔÇöPeterborough-Sud</text:p>
          </table:table-cell>
          <table:table-cell office:value-type="float" office:value="290304.158516" calcext:value-type="float">
            <text:p>290304.15851600000</text:p>
          </table:table-cell>
          <table:table-cell office:value-type="float" office:value="2902950134.83" calcext:value-type="float">
            <text:p>2902950134.8300000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NewmarketÔÇöAurora</text:p>
          </table:table-cell>
          <table:table-cell office:value-type="float" office:value="31216.2665593" calcext:value-type="float">
            <text:p>31216.26655930000</text:p>
          </table:table-cell>
          <table:table-cell office:value-type="float" office:value="59722876.9501" calcext:value-type="float">
            <text:p>59722876.95010000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Kiiwetinoong</text:p>
          </table:table-cell>
          <table:table-cell office:value-type="float" office:value="2950876.46694" calcext:value-type="float">
            <text:p>2950876.46694000000</text:p>
          </table:table-cell>
          <table:table-cell office:value-type="float" office:value="294013530489" calcext:value-type="float">
            <text:p>294013530489.00000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Durham</text:p>
          </table:table-cell>
          <table:table-cell office:value-type="float" office:value="166858.000282" calcext:value-type="float">
            <text:p>166858.00028200000</text:p>
          </table:table-cell>
          <table:table-cell office:value-type="float" office:value="913513273.318" calcext:value-type="float">
            <text:p>913513273.3180000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KenoraÔÇöRainy River</text:p>
          </table:table-cell>
          <table:table-cell office:value-type="float" office:value="1277538.03951" calcext:value-type="float">
            <text:p>1277538.03951000000</text:p>
          </table:table-cell>
          <table:table-cell office:value-type="float" office:value="45201216653.1" calcext:value-type="float">
            <text:p>45201216653.1000000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Sudbury</text:p>
          </table:table-cell>
          <table:table-cell office:value-type="float" office:value="56098.7381322" calcext:value-type="float">
            <text:p>56098.73813220000</text:p>
          </table:table-cell>
          <table:table-cell office:value-type="float" office:value="157959390.224" calcext:value-type="float">
            <text:p>157959390.22400000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Nipissing</text:p>
          </table:table-cell>
          <table:table-cell office:value-type="float" office:value="498669.102272" calcext:value-type="float">
            <text:p>498669.10227200000</text:p>
          </table:table-cell>
          <table:table-cell office:value-type="float" office:value="8121033996.49" calcext:value-type="float">
            <text:p>8121033996.490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arrieÔÇöSpringwaterÔÇöOro-Medonte</text:p>
          </table:table-cell>
          <table:table-cell office:value-type="float" office:value="133598.35589" calcext:value-type="float">
            <text:p>133598.35589000000</text:p>
          </table:table-cell>
          <table:table-cell office:value-type="float" office:value="1019045730.23" calcext:value-type="float">
            <text:p>1019045730.2300000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SimcoeÔÇöGrey</text:p>
          </table:table-cell>
          <table:table-cell office:value-type="float" office:value="337745.939388" calcext:value-type="float">
            <text:p>337745.93938800000</text:p>
          </table:table-cell>
          <table:table-cell office:value-type="float" office:value="2772304904.66" calcext:value-type="float">
            <text:p>2772304904.6600000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HaliburtonÔÇöKawartha LakesÔÇöBrock</text:p>
          </table:table-cell>
          <table:table-cell office:value-type="float" office:value="577690.066786" calcext:value-type="float">
            <text:p>577690.06678600000</text:p>
          </table:table-cell>
          <table:table-cell office:value-type="float" office:value="8667032359.38" calcext:value-type="float">
            <text:p>8667032359.38000000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PeterboroughÔÇöKawartha</text:p>
          </table:table-cell>
          <table:table-cell office:value-type="float" office:value="256877.921451" calcext:value-type="float">
            <text:p>256877.92145100000</text:p>
          </table:table-cell>
          <table:table-cell office:value-type="float" office:value="3339174035.66" calcext:value-type="float">
            <text:p>3339174035.660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ay of Quinte</text:p>
          </table:table-cell>
          <table:table-cell office:value-type="string" calcext:value-type="string">
            <text:p>Baie de Quinte</text:p>
          </table:table-cell>
          <table:table-cell office:value-type="float" office:value="300932.26656" calcext:value-type="float">
            <text:p>300932.26656000000</text:p>
          </table:table-cell>
          <table:table-cell office:value-type="float" office:value="3007294565.29" calcext:value-type="float">
            <text:p>3007294565.2900000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eedsÔÇöGrenvilleÔÇöThousand Islands and Rideau Lakes</text:p>
          </table:table-cell>
          <table:table-cell office:value-type="string" calcext:value-type="string">
            <text:p>LeedsÔÇöGrenvilleÔÇöThousand Islands et Rideau Lakes</text:p>
          </table:table-cell>
          <table:table-cell office:value-type="float" office:value="319663.284426" calcext:value-type="float">
            <text:p>319663.28442600000</text:p>
          </table:table-cell>
          <table:table-cell office:value-type="float" office:value="3746897043.08" calcext:value-type="float">
            <text:p>3746897043.080000000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Timmins</text:p>
          </table:table-cell>
          <table:table-cell office:value-type="float" office:value="230439.114" calcext:value-type="float">
            <text:p>230439.11400000000</text:p>
          </table:table-cell>
          <table:table-cell office:value-type="float" office:value="3155830964.4" calcext:value-type="float">
            <text:p>3155830964.40000000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Thunder BayÔÇöSuperior North</text:p>
          </table:table-cell>
          <table:table-cell office:value-type="string" calcext:value-type="string">
            <text:p>Thunder BayÔÇöSup├®rieur-Nord</text:p>
          </table:table-cell>
          <table:table-cell office:value-type="float" office:value="1862054.99761" calcext:value-type="float">
            <text:p>1862054.99761000000</text:p>
          </table:table-cell>
          <table:table-cell office:value-type="float" office:value="92928144507.2" calcext:value-type="float">
            <text:p>92928144507.2000000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ingston and the Islands</text:p>
          </table:table-cell>
          <table:table-cell office:value-type="string" calcext:value-type="string">
            <text:p>Kingston et les ├Äles</text:p>
          </table:table-cell>
          <table:table-cell office:value-type="float" office:value="126121.349673" calcext:value-type="float">
            <text:p>126121.34967300000</text:p>
          </table:table-cell>
          <table:table-cell office:value-type="float" office:value="665328679.303" calcext:value-type="float">
            <text:p>665328679.3030000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Oshawa</text:p>
          </table:table-cell>
          <table:table-cell office:value-type="float" office:value="33994.4378968" calcext:value-type="float">
            <text:p>33994.43789680000</text:p>
          </table:table-cell>
          <table:table-cell office:value-type="float" office:value="63615090.4666" calcext:value-type="float">
            <text:p>63615090.46660000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Whitby</text:p>
          </table:table-cell>
          <table:table-cell office:value-type="float" office:value="57840.2578095" calcext:value-type="float">
            <text:p>57840.25780950000</text:p>
          </table:table-cell>
          <table:table-cell office:value-type="float" office:value="149186792.28" calcext:value-type="float">
            <text:p>149186792.280000000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office:value-type="string" calcext:value-type="string">
            <text:p>WindsorÔÇöTecumseh</text:p>
          </table:table-cell>
          <table:table-cell office:value-type="string" calcext:value-type="string">
            <text:p>WindsorÔÇöTecumseh</text:p>
          </table:table-cell>
          <table:table-cell office:value-type="float" office:value="73875.7109862" calcext:value-type="float">
            <text:p>73875.71098620000</text:p>
          </table:table-cell>
          <table:table-cell office:value-type="float" office:value="189351330.485" calcext:value-type="float">
            <text:p>189351330.48500000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indsor West</text:p>
          </table:table-cell>
          <table:table-cell office:value-type="string" calcext:value-type="string">
            <text:p>Windsor-Ouest</text:p>
          </table:table-cell>
          <table:table-cell office:value-type="float" office:value="42319.6991284" calcext:value-type="float">
            <text:p>42319.69912840000</text:p>
          </table:table-cell>
          <table:table-cell office:value-type="float" office:value="83052244.7185" calcext:value-type="float">
            <text:p>83052244.718500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Essex</text:p>
          </table:table-cell>
          <table:table-cell office:value-type="float" office:value="230482.295278" calcext:value-type="float">
            <text:p>230482.29527800000</text:p>
          </table:table-cell>
          <table:table-cell office:value-type="float" office:value="2271636777.57" calcext:value-type="float">
            <text:p>2271636777.570000000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ushkegowukÔÇöJames Bay</text:p>
          </table:table-cell>
          <table:table-cell office:value-type="string" calcext:value-type="string">
            <text:p>MushkegowukÔÇöBaie James</text:p>
          </table:table-cell>
          <table:table-cell office:value-type="float" office:value="2866889.501" calcext:value-type="float">
            <text:p>2866889.50100000000</text:p>
          </table:table-cell>
          <table:table-cell office:value-type="float" office:value="254815590647" calcext:value-type="float">
            <text:p>254815590647.0000000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MarkhamÔÇöThornhill</text:p>
          </table:table-cell>
          <table:table-cell office:value-type="float" office:value="35793.693978" calcext:value-type="float">
            <text:p>35793.69397800000</text:p>
          </table:table-cell>
          <table:table-cell office:value-type="float" office:value="42082263.4634" calcext:value-type="float">
            <text:p>42082263.46340000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Oakville</text:p>
          </table:table-cell>
          <table:table-cell office:value-type="float" office:value="45574.3250514" calcext:value-type="float">
            <text:p>45574.32505140000</text:p>
          </table:table-cell>
          <table:table-cell office:value-type="float" office:value="93923209.8286" calcext:value-type="float">
            <text:p>93923209.82860000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MississaugaÔÇöErin Mills</text:p>
          </table:table-cell>
          <table:table-cell office:value-type="float" office:value="26520.4972236" calcext:value-type="float">
            <text:p>26520.49722360000</text:p>
          </table:table-cell>
          <table:table-cell office:value-type="float" office:value="34144535.9073" calcext:value-type="float">
            <text:p>34144535.9073000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Willowdale</text:p>
          </table:table-cell>
          <table:table-cell office:value-type="float" office:value="17966.6095082" calcext:value-type="float">
            <text:p>17966.60950820000</text:p>
          </table:table-cell>
          <table:table-cell office:value-type="float" office:value="19811174.9505" calcext:value-type="float">
            <text:p>19811174.95050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n Valley East</text:p>
          </table:table-cell>
          <table:table-cell office:value-type="string" calcext:value-type="string">
            <text:p>Don Valley-Est</text:p>
          </table:table-cell>
          <table:table-cell office:value-type="float" office:value="22365.3247894" calcext:value-type="float">
            <text:p>22365.32478940000</text:p>
          </table:table-cell>
          <table:table-cell office:value-type="float" office:value="23024237.386" calcext:value-type="float">
            <text:p>23024237.38600000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ScarboroughÔÇöGuildwood</text:p>
          </table:table-cell>
          <table:table-cell office:value-type="float" office:value="22562.3932147" calcext:value-type="float">
            <text:p>22562.39321470000</text:p>
          </table:table-cell>
          <table:table-cell office:value-type="float" office:value="26633388.7304" calcext:value-type="float">
            <text:p>26633388.7304000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astingsÔÇöLennox and Addington</text:p>
          </table:table-cell>
          <table:table-cell office:value-type="float" office:value="536594.040017" calcext:value-type="float">
            <text:p>536594.04001700000</text:p>
          </table:table-cell>
          <table:table-cell office:value-type="float" office:value="9107017858.33" calcext:value-type="float">
            <text:p>9107017858.3300000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LanarkÔÇöFrontenacÔÇöKingston</text:p>
          </table:table-cell>
          <table:table-cell office:value-type="float" office:value="466960.277895" calcext:value-type="float">
            <text:p>466960.27789500000</text:p>
          </table:table-cell>
          <table:table-cell office:value-type="float" office:value="7062970603.02" calcext:value-type="float">
            <text:p>7062970603.0200000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ondon West</text:p>
          </table:table-cell>
          <table:table-cell office:value-type="string" calcext:value-type="string">
            <text:p>London-Ouest</text:p>
          </table:table-cell>
          <table:table-cell office:value-type="float" office:value="52982.0637552" calcext:value-type="float">
            <text:p>52982.06375520000</text:p>
          </table:table-cell>
          <table:table-cell office:value-type="float" office:value="78163215.7838" calcext:value-type="float">
            <text:p>78163215.78380000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carborough Southwest</text:p>
          </table:table-cell>
          <table:table-cell office:value-type="string" calcext:value-type="string">
            <text:p>Scarborough-Sud-Ouest</text:p>
          </table:table-cell>
          <table:table-cell office:value-type="float" office:value="23826.719987" calcext:value-type="float">
            <text:p>23826.71998700000</text:p>
          </table:table-cell>
          <table:table-cell office:value-type="float" office:value="31939199.3637" calcext:value-type="float">
            <text:p>31939199.36370000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carborough Centre</text:p>
          </table:table-cell>
          <table:table-cell office:value-type="string" calcext:value-type="string">
            <text:p>Scarborough-Centre</text:p>
          </table:table-cell>
          <table:table-cell office:value-type="float" office:value="22457.4755483" calcext:value-type="float">
            <text:p>22457.47554830000</text:p>
          </table:table-cell>
          <table:table-cell office:value-type="float" office:value="28251977.3056" calcext:value-type="float">
            <text:p>28251977.30560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DufferinÔÇöCaledon</text:p>
          </table:table-cell>
          <table:table-cell office:value-type="float" office:value="236068.807562" calcext:value-type="float">
            <text:p>236068.80756200000</text:p>
          </table:table-cell>
          <table:table-cell office:value-type="float" office:value="2196549992.98" calcext:value-type="float">
            <text:p>2196549992.98000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n Valley West</text:p>
          </table:table-cell>
          <table:table-cell office:value-type="string" calcext:value-type="string">
            <text:p>Don Valley-Ouest</text:p>
          </table:table-cell>
          <table:table-cell office:value-type="float" office:value="27205.2390951" calcext:value-type="float">
            <text:p>27205.23909510000</text:p>
          </table:table-cell>
          <table:table-cell office:value-type="float" office:value="30355266.8854" calcext:value-type="float">
            <text:p>30355266.885400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EglintonÔÇöLawrence</text:p>
          </table:table-cell>
          <table:table-cell office:value-type="float" office:value="20828.1460397" calcext:value-type="float">
            <text:p>20828.14603970000</text:p>
          </table:table-cell>
          <table:table-cell office:value-type="float" office:value="22725758.7774" calcext:value-type="float">
            <text:p>22725758.7774000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itchener SouthÔÇöHespeler</text:p>
          </table:table-cell>
          <table:table-cell office:value-type="string" calcext:value-type="string">
            <text:p>Kitchener-SudÔÇöHespeler</text:p>
          </table:table-cell>
          <table:table-cell office:value-type="float" office:value="53236.7575021" calcext:value-type="float">
            <text:p>53236.75750210000</text:p>
          </table:table-cell>
          <table:table-cell office:value-type="float" office:value="106592201.937" calcext:value-type="float">
            <text:p>106592201.9370000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tchener Centre</text:p>
          </table:table-cell>
          <table:table-cell office:value-type="string" calcext:value-type="string">
            <text:p>Kitchener-Centre</text:p>
          </table:table-cell>
          <table:table-cell office:value-type="float" office:value="35335.8209992" calcext:value-type="float">
            <text:p>35335.82099920000</text:p>
          </table:table-cell>
          <table:table-cell office:value-type="float" office:value="41892647.8087" calcext:value-type="float">
            <text:p>41892647.8087000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TorontoÔÇöSt. Paul's</text:p>
          </table:table-cell>
          <table:table-cell office:value-type="float" office:value="17296.9828833" calcext:value-type="float">
            <text:p>17296.98288330000</text:p>
          </table:table-cell>
          <table:table-cell office:value-type="float" office:value="13134341.2007" calcext:value-type="float">
            <text:p>13134341.2007000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KingÔÇöVaughan</text:p>
          </table:table-cell>
          <table:table-cell office:value-type="float" office:value="86626.5468627" calcext:value-type="float">
            <text:p>86626.54686270000</text:p>
          </table:table-cell>
          <table:table-cell office:value-type="float" office:value="430303572.425" calcext:value-type="float">
            <text:p>430303572.4250000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Richmond Hill</text:p>
          </table:table-cell>
          <table:table-cell office:value-type="float" office:value="26915.2937947" calcext:value-type="float">
            <text:p>26915.29379470000</text:p>
          </table:table-cell>
          <table:table-cell office:value-type="float" office:value="40149020.1543" calcext:value-type="float">
            <text:p>40149020.1543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mpton East</text:p>
          </table:table-cell>
          <table:table-cell office:value-type="string" calcext:value-type="string">
            <text:p>Brampton-Est</text:p>
          </table:table-cell>
          <table:table-cell office:value-type="float" office:value="42945.9465066" calcext:value-type="float">
            <text:p>42945.94650660000</text:p>
          </table:table-cell>
          <table:table-cell office:value-type="float" office:value="85666271.346" calcext:value-type="float">
            <text:p>85666271.3460000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Milton</text:p>
          </table:table-cell>
          <table:table-cell office:value-type="float" office:value="112516.948885" calcext:value-type="float">
            <text:p>112516.94888500000</text:p>
          </table:table-cell>
          <table:table-cell office:value-type="float" office:value="450438365.423" calcext:value-type="float">
            <text:p>450438365.423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ampton North</text:p>
          </table:table-cell>
          <table:table-cell office:value-type="string" calcext:value-type="string">
            <text:p>Brampton-Nord</text:p>
          </table:table-cell>
          <table:table-cell office:value-type="float" office:value="28546.975827" calcext:value-type="float">
            <text:p>28546.97582700000</text:p>
          </table:table-cell>
          <table:table-cell office:value-type="float" office:value="33972752.1681" calcext:value-type="float">
            <text:p>33972752.1681000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akville NorthÔÇöBurlington</text:p>
          </table:table-cell>
          <table:table-cell office:value-type="string" calcext:value-type="string">
            <text:p>Oakville-NordÔÇöBurlington</text:p>
          </table:table-cell>
          <table:table-cell office:value-type="float" office:value="51650.5397045" calcext:value-type="float">
            <text:p>51650.53970450000</text:p>
          </table:table-cell>
          <table:table-cell office:value-type="float" office:value="87815856.9106" calcext:value-type="float">
            <text:p>87815856.91060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urlington</text:p>
          </table:table-cell>
          <table:table-cell office:value-type="float" office:value="51227.0208411" calcext:value-type="float">
            <text:p>51227.02084110000</text:p>
          </table:table-cell>
          <table:table-cell office:value-type="float" office:value="81239168.7629" calcext:value-type="float">
            <text:p>81239168.76290000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WellingtonÔÇöHalton Hills</text:p>
          </table:table-cell>
          <table:table-cell office:value-type="float" office:value="277232.9847" calcext:value-type="float">
            <text:p>277232.98470000000</text:p>
          </table:table-cell>
          <table:table-cell office:value-type="float" office:value="1514173350.54" calcext:value-type="float">
            <text:p>1514173350.5400000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Guelph</text:p>
          </table:table-cell>
          <table:table-cell office:value-type="float" office:value="52062.9705134" calcext:value-type="float">
            <text:p>52062.97051340000</text:p>
          </table:table-cell>
          <table:table-cell office:value-type="float" office:value="88278295.0955" calcext:value-type="float">
            <text:p>88278295.09550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Chatham-KentÔÇöLeamington</text:p>
          </table:table-cell>
          <table:table-cell office:value-type="float" office:value="367857.964561" calcext:value-type="float">
            <text:p>367857.96456100000</text:p>
          </table:table-cell>
          <table:table-cell office:value-type="float" office:value="3036368994.34" calcext:value-type="float">
            <text:p>3036368994.34000000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TorontoÔÇöDanforth</text:p>
          </table:table-cell>
          <table:table-cell office:value-type="float" office:value="27081.1682787" calcext:value-type="float">
            <text:p>27081.16827870000</text:p>
          </table:table-cell>
          <table:table-cell office:value-type="float" office:value="29018851.2625" calcext:value-type="float">
            <text:p>29018851.2625000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EtobicokeÔÇöLakeshore</text:p>
          </table:table-cell>
          <table:table-cell office:value-type="float" office:value="35101.626496" calcext:value-type="float">
            <text:p>35101.62649600000</text:p>
          </table:table-cell>
          <table:table-cell office:value-type="float" office:value="51035105.5034" calcext:value-type="float">
            <text:p>51035105.50340000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ParkdaleÔÇöHigh Park</text:p>
          </table:table-cell>
          <table:table-cell office:value-type="float" office:value="21431.5902852" calcext:value-type="float">
            <text:p>21431.59028520000</text:p>
          </table:table-cell>
          <table:table-cell office:value-type="float" office:value="18375611.1638" calcext:value-type="float">
            <text:p>18375611.16380000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UniversityÔÇöRosedale</text:p>
          </table:table-cell>
          <table:table-cell office:value-type="float" office:value="21725.723221" calcext:value-type="float">
            <text:p>21725.72322100000</text:p>
          </table:table-cell>
          <table:table-cell office:value-type="float" office:value="13664820.069" calcext:value-type="float">
            <text:p>13664820.06900000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oronto Centre</text:p>
          </table:table-cell>
          <table:table-cell office:value-type="string" calcext:value-type="string">
            <text:p>Toronto-Centre</text:p>
          </table:table-cell>
          <table:table-cell office:value-type="float" office:value="10578.2996664" calcext:value-type="float">
            <text:p>10578.29966640000</text:p>
          </table:table-cell>
          <table:table-cell office:value-type="float" office:value="5858837.60033" calcext:value-type="float">
            <text:p>5858837.60033000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Nepean</text:p>
          </table:table-cell>
          <table:table-cell office:value-type="float" office:value="64088.9222974" calcext:value-type="float">
            <text:p>64088.92229740000</text:p>
          </table:table-cell>
          <table:table-cell office:value-type="float" office:value="173346977.366" calcext:value-type="float">
            <text:p>173346977.3660000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GlengarryÔÇöPrescottÔÇöRussell</text:p>
          </table:table-cell>
          <table:table-cell office:value-type="float" office:value="260994.138863" calcext:value-type="float">
            <text:p>260994.13886300000</text:p>
          </table:table-cell>
          <table:table-cell office:value-type="float" office:value="2978241753.24" calcext:value-type="float">
            <text:p>2978241753.2400000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lamboroughÔÇöGlanbrook</text:p>
          </table:table-cell>
          <table:table-cell office:value-type="float" office:value="194339.019762" calcext:value-type="float">
            <text:p>194339.01976200000</text:p>
          </table:table-cell>
          <table:table-cell office:value-type="float" office:value="898632342.397" calcext:value-type="float">
            <text:p>898632342.3970000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Niagara Falls</text:p>
          </table:table-cell>
          <table:table-cell office:value-type="float" office:value="149684.310735" calcext:value-type="float">
            <text:p>149684.31073500000</text:p>
          </table:table-cell>
          <table:table-cell office:value-type="float" office:value="679627903.918" calcext:value-type="float">
            <text:p>679627903.91800000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iagara Centre</text:p>
          </table:table-cell>
          <table:table-cell office:value-type="string" calcext:value-type="string">
            <text:p>Niagara-Centre</text:p>
          </table:table-cell>
          <table:table-cell office:value-type="float" office:value="123412.60742" calcext:value-type="float">
            <text:p>123412.60742000000</text:p>
          </table:table-cell>
          <table:table-cell office:value-type="float" office:value="489881979.01" calcext:value-type="float">
            <text:p>489881979.010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rantfordÔÇöBrant</text:p>
          </table:table-cell>
          <table:table-cell office:value-type="float" office:value="132178.566268" calcext:value-type="float">
            <text:p>132178.56626800000</text:p>
          </table:table-cell>
          <table:table-cell office:value-type="float" office:value="843610842.003" calcext:value-type="float">
            <text:p>843610842.00300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ambridge</text:p>
          </table:table-cell>
          <table:table-cell office:value-type="float" office:value="83600.9195347" calcext:value-type="float">
            <text:p>83600.91953470000</text:p>
          </table:table-cell>
          <table:table-cell office:value-type="float" office:value="354993511.055" calcext:value-type="float">
            <text:p>354993511.0550000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MississaugaÔÇöStreetsville</text:p>
          </table:table-cell>
          <table:table-cell office:value-type="float" office:value="35537.7648854" calcext:value-type="float">
            <text:p>35537.76488540000</text:p>
          </table:table-cell>
          <table:table-cell office:value-type="float" office:value="46551439.5146" calcext:value-type="float">
            <text:p>46551439.5146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mpton South</text:p>
          </table:table-cell>
          <table:table-cell office:value-type="string" calcext:value-type="string">
            <text:p>Brampton-Sud</text:p>
          </table:table-cell>
          <table:table-cell office:value-type="float" office:value="33460.8244482" calcext:value-type="float">
            <text:p>33460.82444820000</text:p>
          </table:table-cell>
          <table:table-cell office:value-type="float" office:value="47934475.596" calcext:value-type="float">
            <text:p>47934475.59600000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MarkhamÔÇöStouffville</text:p>
          </table:table-cell>
          <table:table-cell office:value-type="float" office:value="90883.1804753" calcext:value-type="float">
            <text:p>90883.18047530000</text:p>
          </table:table-cell>
          <table:table-cell office:value-type="float" office:value="287193044.109" calcext:value-type="float">
            <text:p>287193044.10900000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Hamilton Mountain</text:p>
          </table:table-cell>
          <table:table-cell office:value-type="float" office:value="24541.4995871" calcext:value-type="float">
            <text:p>24541.49958710000</text:p>
          </table:table-cell>
          <table:table-cell office:value-type="float" office:value="33381563.2733" calcext:value-type="float">
            <text:p>33381563.2733000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amilton Centre</text:p>
          </table:table-cell>
          <table:table-cell office:value-type="string" calcext:value-type="string">
            <text:p>Hamilton-Centre</text:p>
          </table:table-cell>
          <table:table-cell office:value-type="float" office:value="37275.500013" calcext:value-type="float">
            <text:p>37275.50001300000</text:p>
          </table:table-cell>
          <table:table-cell office:value-type="float" office:value="46875227.781" calcext:value-type="float">
            <text:p>46875227.7810000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milton EastÔÇöStoney Creek</text:p>
          </table:table-cell>
          <table:table-cell office:value-type="string" calcext:value-type="string">
            <text:p>Hamilton-EstÔÇöStoney Creek</text:p>
          </table:table-cell>
          <table:table-cell office:value-type="float" office:value="49711.8974244" calcext:value-type="float">
            <text:p>49711.89742440000</text:p>
          </table:table-cell>
          <table:table-cell office:value-type="float" office:value="76170468.0424" calcext:value-type="float">
            <text:p>76170468.0424000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Nickel Belt</text:p>
          </table:table-cell>
          <table:table-cell office:value-type="float" office:value="958369.684952" calcext:value-type="float">
            <text:p>958369.68495200000</text:p>
          </table:table-cell>
          <table:table-cell office:value-type="float" office:value="25548143238.5" calcext:value-type="float">
            <text:p>25548143238.50000000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Sault Ste. Marie</text:p>
          </table:table-cell>
          <table:table-cell office:value-type="float" office:value="103908.341903" calcext:value-type="float">
            <text:p>103908.34190300000</text:p>
          </table:table-cell>
          <table:table-cell office:value-type="float" office:value="274648235.809" calcext:value-type="float">
            <text:p>274648235.809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lgomaÔÇöManitoulin</text:p>
          </table:table-cell>
          <table:table-cell office:value-type="float" office:value="1859103.8976" calcext:value-type="float">
            <text:p>1859103.89760000000</text:p>
          </table:table-cell>
          <table:table-cell office:value-type="float" office:value="109575087841" calcext:value-type="float">
            <text:p>109575087841.00000000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TimiskamingÔÇöCochrane</text:p>
          </table:table-cell>
          <table:table-cell office:value-type="float" office:value="1116041.21677" calcext:value-type="float">
            <text:p>1116041.21677000000</text:p>
          </table:table-cell>
          <table:table-cell office:value-type="float" office:value="39863365967" calcext:value-type="float">
            <text:p>39863365967.0000000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OttawaÔÇöVanier</text:p>
          </table:table-cell>
          <table:table-cell office:value-type="float" office:value="33325.5521069" calcext:value-type="float">
            <text:p>33325.55210690000</text:p>
          </table:table-cell>
          <table:table-cell office:value-type="float" office:value="45051210.7779" calcext:value-type="float">
            <text:p>45051210.77790000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ttawa WestÔÇöNepean</text:p>
          </table:table-cell>
          <table:table-cell office:value-type="string" calcext:value-type="string">
            <text:p>Ottawa-OuestÔÇöNepean</text:p>
          </table:table-cell>
          <table:table-cell office:value-type="float" office:value="58458.0824086" calcext:value-type="float">
            <text:p>58458.08240860000</text:p>
          </table:table-cell>
          <table:table-cell office:value-type="float" office:value="88305258.1982" calcext:value-type="float">
            <text:p>88305258.1982000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Orl├®ans</text:p>
          </table:table-cell>
          <table:table-cell office:value-type="float" office:value="70085.4084343" calcext:value-type="float">
            <text:p>70085.40843430000</text:p>
          </table:table-cell>
          <table:table-cell office:value-type="float" office:value="210746082.643" calcext:value-type="float">
            <text:p>210746082.64300000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ttawa Centre</text:p>
          </table:table-cell>
          <table:table-cell office:value-type="string" calcext:value-type="string">
            <text:p>Ottawa-Centre</text:p>
          </table:table-cell>
          <table:table-cell office:value-type="float" office:value="33762.6381331" calcext:value-type="float">
            <text:p>33762.63813310000</text:p>
          </table:table-cell>
          <table:table-cell office:value-type="float" office:value="37113150.8868" calcext:value-type="float">
            <text:p>37113150.8868000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tobicoke North</text:p>
          </table:table-cell>
          <table:table-cell office:value-type="string" calcext:value-type="string">
            <text:p>Etobicoke-Nord</text:p>
          </table:table-cell>
          <table:table-cell office:value-type="float" office:value="37422.4124975" calcext:value-type="float">
            <text:p>37422.41249750000</text:p>
          </table:table-cell>
          <table:table-cell office:value-type="float" office:value="48633442.6377" calcext:value-type="float">
            <text:p>48633442.637700000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York SouthÔÇöWeston</text:p>
          </table:table-cell>
          <table:table-cell office:value-type="string" calcext:value-type="string">
            <text:p>York-SudÔÇöWeston</text:p>
          </table:table-cell>
          <table:table-cell office:value-type="float" office:value="25191.5307897" calcext:value-type="float">
            <text:p>25191.53078970000</text:p>
          </table:table-cell>
          <table:table-cell office:value-type="float" office:value="25027084.6478" calcext:value-type="float">
            <text:p>25027084.64780000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umber RiverÔÇöBlack Creek</text:p>
          </table:table-cell>
          <table:table-cell office:value-type="float" office:value="31861.7348648" calcext:value-type="float">
            <text:p>31861.73486480000</text:p>
          </table:table-cell>
          <table:table-cell office:value-type="float" office:value="30809151.9971" calcext:value-type="float">
            <text:p>30809151.9971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BruceÔÇöGreyÔÇöOwen Sound</text:p>
          </table:table-cell>
          <table:table-cell office:value-type="float" office:value="508299.599301" calcext:value-type="float">
            <text:p>508299.59930100000</text:p>
          </table:table-cell>
          <table:table-cell office:value-type="float" office:value="9900703781.38" calcext:value-type="float">
            <text:p>9900703781.3800000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PerthÔÇöWellington</text:p>
          </table:table-cell>
          <table:table-cell office:value-type="float" office:value="349946.27294" calcext:value-type="float">
            <text:p>349946.27294000000</text:p>
          </table:table-cell>
          <table:table-cell office:value-type="float" office:value="3614873890.84" calcext:value-type="float">
            <text:p>3614873890.84000000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Thornhill</text:p>
          </table:table-cell>
          <table:table-cell office:value-type="float" office:value="35572.7331924" calcext:value-type="float">
            <text:p>35572.73319240000</text:p>
          </table:table-cell>
          <table:table-cell office:value-type="float" office:value="63103445.3118" calcext:value-type="float">
            <text:p>63103445.3118000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VaughanÔÇöWoodbridge</text:p>
          </table:table-cell>
          <table:table-cell office:value-type="float" office:value="36624.1611307" calcext:value-type="float">
            <text:p>36624.16113070000</text:p>
          </table:table-cell>
          <table:table-cell office:value-type="float" office:value="80514653.8813" calcext:value-type="float">
            <text:p>80514653.88130000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KitchenerÔÇöConestoga</text:p>
          </table:table-cell>
          <table:table-cell office:value-type="float" office:value="190078.177433" calcext:value-type="float">
            <text:p>190078.17743300000</text:p>
          </table:table-cell>
          <table:table-cell office:value-type="float" office:value="905820337.037" calcext:value-type="float">
            <text:p>905820337.03700000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SpadinaÔÇöFort York</text:p>
          </table:table-cell>
          <table:table-cell office:value-type="float" office:value="24424.8313067" calcext:value-type="float">
            <text:p>24424.83130670000</text:p>
          </table:table-cell>
          <table:table-cell office:value-type="float" office:value="23492396.1833" calcext:value-type="float">
            <text:p>23492396.18330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Davenport</text:p>
          </table:table-cell>
          <table:table-cell office:value-type="float" office:value="17395.6196705" calcext:value-type="float">
            <text:p>17395.61967050000</text:p>
          </table:table-cell>
          <table:table-cell office:value-type="float" office:value="12109942.2905" calcext:value-type="float">
            <text:p>12109942.29050000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Oxford</text:p>
          </table:table-cell>
          <table:table-cell office:value-type="float" office:value="222980.195707" calcext:value-type="float">
            <text:p>222980.19570700000</text:p>
          </table:table-cell>
          <table:table-cell office:value-type="float" office:value="2270486702.2" calcext:value-type="float">
            <text:p>2270486702.2000000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PickeringÔÇöUxbridge</text:p>
          </table:table-cell>
          <table:table-cell office:value-type="float" office:value="139691.563999" calcext:value-type="float">
            <text:p>139691.56399900000</text:p>
          </table:table-cell>
          <table:table-cell office:value-type="float" office:value="659246997.981" calcext:value-type="float">
            <text:p>659246997.98100000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YorkÔÇöSimcoe</text:p>
          </table:table-cell>
          <table:table-cell office:value-type="float" office:value="169398.649223" calcext:value-type="float">
            <text:p>169398.64922300000</text:p>
          </table:table-cell>
          <table:table-cell office:value-type="float" office:value="1099807705.63" calcext:value-type="float">
            <text:p>1099807705.63000000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HuronÔÇöBruce</text:p>
          </table:table-cell>
          <table:table-cell office:value-type="float" office:value="410528.339115" calcext:value-type="float">
            <text:p>410528.33911500000</text:p>
          </table:table-cell>
          <table:table-cell office:value-type="float" office:value="6001058549.22" calcext:value-type="float">
            <text:p>6001058549.220000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ElginÔÇöMiddlesexÔÇöLondon</text:p>
          </table:table-cell>
          <table:table-cell office:value-type="float" office:value="394294.151998" calcext:value-type="float">
            <text:p>394294.15199800000</text:p>
          </table:table-cell>
          <table:table-cell office:value-type="float" office:value="3520477090.06" calcext:value-type="float">
            <text:p>3520477090.0600000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LambtonÔÇöKentÔÇöMiddlesex</text:p>
          </table:table-cell>
          <table:table-cell office:value-type="float" office:value="558610.008467" calcext:value-type="float">
            <text:p>558610.00846700000</text:p>
          </table:table-cell>
          <table:table-cell office:value-type="float" office:value="5708261747.05" calcext:value-type="float">
            <text:p>5708261747.05000000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Parry SoundÔÇöMuskoka</text:p>
          </table:table-cell>
          <table:table-cell office:value-type="float" office:value="684548.51659" calcext:value-type="float">
            <text:p>684548.51659000000</text:p>
          </table:table-cell>
          <table:table-cell office:value-type="float" office:value="19274765275.2" calcext:value-type="float">
            <text:p>19274765275.2000000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imcoe North</text:p>
          </table:table-cell>
          <table:table-cell office:value-type="string" calcext:value-type="string">
            <text:p>Simcoe-Nord</text:p>
          </table:table-cell>
          <table:table-cell office:value-type="float" office:value="339609.73269" calcext:value-type="float">
            <text:p>339609.73269000000</text:p>
          </table:table-cell>
          <table:table-cell office:value-type="float" office:value="3141734182.47" calcext:value-type="float">
            <text:p>3141734182.47000000000</text:p>
          </table:table-cell>
        </table:table-row>
        <table:table-row table:style-name="ro1" table:number-rows-repeated="10484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5-02-04T21:21:20.791000000</dc:date>
    <meta:editing-duration>P4DT11H15M8S</meta:editing-duration>
    <meta:editing-cycles>1</meta:editing-cycles>
    <meta:document-statistic meta:table-count="1" meta:cell-count="625" meta:object-count="0"/>
    <meta:generator>LibreOffice/6.4.3.2$Windows_X86_64 LibreOffice_project/747b5d0ebf89f41c860ec2a39efd7cb15b54f2d8</meta:generator>
  </office:meta>
</office:document-meta>
</file>